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6aa9" officeooo:paragraph-rsid="000e6aa9"/>
    </style:style>
    <style:style style:name="P2" style:family="paragraph" style:parent-style-name="Standard" style:list-style-name="L1">
      <style:text-properties officeooo:rsid="000e6aa9" officeooo:paragraph-rsid="000e6aa9"/>
    </style:style>
    <style:style style:name="P3" style:family="paragraph" style:parent-style-name="Standard" style:list-style-name="L2">
      <style:text-properties officeooo:rsid="000e6aa9" officeooo:paragraph-rsid="000e6aa9"/>
    </style:style>
    <style:style style:name="P4" style:family="paragraph" style:parent-style-name="Standard" style:list-style-name="L3">
      <style:text-properties officeooo:rsid="000e6aa9" officeooo:paragraph-rsid="000e6aa9"/>
    </style:style>
    <style:style style:name="P5" style:family="paragraph" style:parent-style-name="Standard" style:list-style-name="L4">
      <style:text-properties officeooo:rsid="000e6aa9" officeooo:paragraph-rsid="000e6aa9"/>
    </style:style>
    <style:style style:name="P6" style:family="paragraph" style:parent-style-name="Standard" style:list-style-name="L1">
      <style:text-properties officeooo:paragraph-rsid="000e6aa9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T1" style:family="text">
      <style:text-properties officeooo:rsid="000e6aa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632908700692_39"/>TAREA 3.- GRADOS DE PARENTESCO</text:h>
      <text:p text:style-name="Standard"/>
      <text:p text:style-name="Standard"/>
      <text:section text:style-name="Sect1" text:name="intro">
        <text:section text:style-name="Sect1" text:name="yui_3_17_2_1_1632908700692_42">
          <text:p text:style-name="P7"><text:bookmark text:name="yui_3_17_2_1_1632908700692_41"/>Mira en los apuntes de la unidad de trabajo el esquema sobre el grado de parentesco y escribe quiénes de tu familia serían familiares de primer y segundo grado y quiénes lo serían de tercer y cuarto.</text:p>
        </text:section>
      </text:section>
      <text:p text:style-name="Standard"/>
      <text:p text:style-name="P1">1er grado:</text:p>
      <text:list xml:id="list2601161031" text:style-name="L1">
        <text:list-item>
          <text:p text:style-name="P6"><text:span text:style-name="T1">padre</text:span></text:p>
        </text:list-item>
        <text:list-item>
          <text:p text:style-name="P6"><text:span text:style-name="T1">madre</text:span></text:p>
        </text:list-item>
        <text:list-item>
          <text:p text:style-name="P2">madrastra</text:p>
        </text:list-item>
      </text:list>
      <text:p text:style-name="P1"/>
      <text:p text:style-name="P1">2do grado:</text:p>
      <text:list xml:id="list975872884" text:style-name="L2">
        <text:list-item>
          <text:p text:style-name="P3">hermana</text:p>
        </text:list-item>
        <text:list-item>
          <text:p text:style-name="P3">hermano</text:p>
        </text:list-item>
        <text:list-item>
          <text:p text:style-name="P3">abuelo</text:p>
        </text:list-item>
        <text:list-item>
          <text:p text:style-name="P3">abuela</text:p>
        </text:list-item>
      </text:list>
      <text:p text:style-name="P1"/>
      <text:p text:style-name="P1">3er grado:</text:p>
      <text:list xml:id="list95453713" text:style-name="L3">
        <text:list-item>
          <text:p text:style-name="P4">tía</text:p>
        </text:list-item>
      </text:list>
      <text:p text:style-name="P1"/>
      <text:p text:style-name="P1">4to grado:</text:p>
      <text:list xml:id="list3167068398" text:style-name="L4">
        <text:list-item>
          <text:p text:style-name="P5">primo</text:p>
        </text:list-item>
        <text:list-item>
          <text:p text:style-name="P5">prim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1:52:41.319000000</meta:creation-date>
    <dc:date>2021-09-29T11:59:57.773000000</dc:date>
    <meta:editing-duration>PT7M16S</meta:editing-duration>
    <meta:editing-cycles>1</meta:editing-cycles>
    <meta:document-statistic meta:table-count="0" meta:image-count="0" meta:object-count="0" meta:page-count="1" meta:paragraph-count="16" meta:word-count="70" meta:character-count="337" meta:non-whitespace-character-count="293"/>
    <meta:generator>LibreOffice/6.2.4.2$Windows_X86_64 LibreOffice_project/2412653d852ce75f65fbfa83fb7e7b669a126d64</meta:generator>
  </office:meta>
</office:document-meta>
</file>